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able_20_Contents">
      <style:text-properties fo:color="#ff5254" loext:opacity="100%" style:font-name="Calibri" fo:language="es" fo:country="ES" fo:font-weight="bold" officeooo:rsid="001ce776" officeooo:paragraph-rsid="001ce776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ff5254" loext:opacity="100%" style:font-name="Calibri" fo:font-size="28pt" fo:language="es" fo:country="ES" fo:font-weight="bold" officeooo:rsid="003598bd" officeooo:paragraph-rsid="003598bd" style:font-size-asian="28pt" style:font-weight-asian="bold" style:font-size-complex="28pt" style:font-weight-complex="bold"/>
    </style:style>
    <style:style style:name="P3" style:family="paragraph" style:parent-style-name="Footer">
      <style:paragraph-properties fo:text-align="start" style:justify-single-word="false"/>
      <style:text-properties fo:color="#ff5254" loext:opacity="100%" style:font-name="Calibri" fo:font-size="10pt" fo:language="es" fo:country="ES" officeooo:paragraph-rsid="001e2e5f" style:font-size-asian="10pt" style:font-size-complex="10pt"/>
    </style:style>
    <style:style style:name="P4" style:family="paragraph" style:parent-style-name="Table_20_Contents">
      <style:text-properties style:font-name="Calibri" fo:language="es" fo:country="ES" officeooo:rsid="001ce776" officeooo:paragraph-rsid="001ce776"/>
    </style:style>
    <style:style style:name="P5" style:family="paragraph" style:parent-style-name="Table_20_Contents">
      <style:text-properties style:font-name="Calibri" fo:language="es" fo:country="ES" officeooo:rsid="0051cb28" officeooo:paragraph-rsid="0051cb28"/>
    </style:style>
    <style:style style:name="P6" style:family="paragraph" style:parent-style-name="Standard">
      <style:paragraph-properties fo:text-align="start" style:justify-single-word="false"/>
      <style:text-properties fo:color="#999999" loext:opacity="100%" style:font-name="Calibri" fo:font-size="10pt" fo:language="es" fo:country="ES" fo:font-style="italic" fo:font-weight="bold" officeooo:rsid="001e2e5f" officeooo:paragraph-rsid="001ce776" style:font-style-asian="italic" style:font-weight-asian="bold" style:font-style-complex="italic" style:font-weight-complex="bold"/>
    </style:style>
    <style:style style:name="P7" style:family="paragraph" style:parent-style-name="Standard">
      <style:text-properties fo:color="#000000" loext:opacity="100%" style:font-name="Calibri" fo:font-size="10pt" fo:language="es" fo:country="ES" style:text-underline-style="none" officeooo:rsid="001e2e5f" officeooo:paragraph-rsid="001e2e5f" fo:background-color="#b4c7dc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Calibri" fo:font-size="10pt" fo:language="es" fo:country="ES" style:text-underline-style="none" officeooo:rsid="001e2e5f" officeooo:paragraph-rsid="001e2e5f" fo:background-color="#b4c7dc" style:font-size-asian="10pt" style:font-size-complex="10pt"/>
    </style:style>
    <style:style style:name="P9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1b9de4" officeooo:paragraph-rsid="001e2e5f" fo:background-color="transparent" style:font-size-asian="10pt" style:font-weight-asian="normal" style:font-size-complex="10pt" style:font-weight-complex="normal"/>
    </style:style>
    <style:style style:name="P10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1b9de4" officeooo:paragraph-rsid="002a15a9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1b9de4" officeooo:paragraph-rsid="002a7c96" fo:background-color="transparent" style:font-size-asian="10pt" style:font-weight-asian="normal" style:font-size-complex="10pt" style:font-weight-complex="normal"/>
    </style:style>
    <style:style style:name="P12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1b9de4" officeooo:paragraph-rsid="004f0f8d" fo:background-color="transparent" style:font-size-asian="10pt" style:font-weight-asian="normal" style:font-size-complex="10pt" style:font-weight-complex="normal"/>
    </style:style>
    <style:style style:name="P13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4c152a" officeooo:paragraph-rsid="004c152a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4f0f8d" officeooo:paragraph-rsid="004f0f8d" fo:background-color="transparent" style:font-size-asian="10pt" style:font-weight-asian="normal" style:font-size-complex="10pt" style:font-weight-complex="normal"/>
    </style:style>
    <style:style style:name="P15" style:family="paragraph" style:parent-style-name="Standard">
      <style:text-properties fo:color="#000000" loext:opacity="100%" style:font-name="Calibri" fo:font-size="10pt" fo:language="es" fo:country="ES" officeooo:rsid="004c152a" officeooo:paragraph-rsid="004c152a" fo:background-color="transparent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Calibri" fo:font-size="12pt" fo:language="es" fo:country="ES" style:text-underline-style="none" officeooo:rsid="001b9de4" officeooo:paragraph-rsid="0040ed84" fo:background-color="transparent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Calibri" fo:font-size="12pt" fo:language="es" fo:country="ES" style:text-underline-style="none" officeooo:rsid="001e2e5f" officeooo:paragraph-rsid="0040ed84" fo:background-color="transparent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Calibri" fo:font-size="12pt" fo:language="es" fo:country="ES" style:text-underline-style="none" officeooo:rsid="004f0f8d" officeooo:paragraph-rsid="004f0f8d" fo:background-color="transparent" style:font-size-asian="10pt" style:font-size-complex="10pt"/>
    </style:style>
    <style:style style:name="P19" style:family="paragraph" style:parent-style-name="Standard">
      <style:text-properties fo:color="#000000" loext:opacity="100%" style:font-name="Calibri" fo:font-size="12pt" fo:language="es" fo:country="ES" style:text-underline-style="none" fo:font-weight="normal" officeooo:rsid="004f0f8d" officeooo:paragraph-rsid="004f0f8d" fo:background-color="transparent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color="#000000" loext:opacity="100%" style:font-name="Calibri1" fo:font-size="12pt" fo:language="es" fo:country="ES" fo:font-style="normal" style:text-underline-style="none" fo:font-weight="normal" officeooo:rsid="0152d521" officeooo:paragraph-rsid="001e2e5f" fo:background-color="#dee6ef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Calibri1" fo:font-size="12pt" fo:language="es" fo:country="ES" fo:font-style="normal" style:text-underline-style="none" fo:font-weight="normal" officeooo:rsid="0152d521" officeooo:paragraph-rsid="0040ed8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margin-left="0in" fo:margin-right="0in" fo:margin-top="0in" fo:margin-bottom="0.0402in" style:contextual-spacing="false" fo:line-height="100%" fo:text-align="justify" style:justify-single-word="false" fo:text-indent="0in" style:auto-text-indent="false"/>
      <style:text-properties fo:color="#000000" loext:opacity="100%" style:font-name="Calibri1" fo:font-size="12pt" fo:language="es" fo:country="ES" fo:font-style="normal" style:text-underline-style="none" fo:font-weight="normal" officeooo:rsid="0152d521" officeooo:paragraph-rsid="00418c4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use-window-font-color="true" loext:opacity="0%" style:font-name="Calibri" fo:font-size="12pt" fo:language="es" fo:country="ES" style:text-underline-style="none" officeooo:rsid="002a15a9" officeooo:paragraph-rsid="002a15a9" fo:background-color="transparent" style:font-size-asian="10pt" style:font-size-complex="10pt"/>
    </style:style>
    <style:style style:name="P24" style:family="paragraph" style:parent-style-name="Standard">
      <loext:graphic-properties draw:fill="solid" draw:fill-color="#ff5254" draw:opacity="100%"/>
      <style:paragraph-properties fo:line-height="150%" fo:background-color="#ff5254" fo:padding="0.0783in" fo:border="0.06pt solid #000000"/>
      <style:text-properties fo:text-transform="uppercase" fo:color="#ffffff" loext:opacity="100%" style:font-name="Calibri" fo:font-size="12pt" fo:language="es" fo:country="ES" fo:font-weight="bold" officeooo:rsid="0150d5ff" officeooo:paragraph-rsid="001ce776" style:font-name-asian="Arial Unicode MS" style:font-size-asian="12pt" style:font-weight-asian="bold" style:font-name-complex="Arial Unicode MS" style:font-size-complex="12pt" style:font-weight-complex="bold"/>
    </style:style>
    <style:style style:name="P25" style:family="paragraph" style:parent-style-name="Standard">
      <loext:graphic-properties draw:fill="solid" draw:fill-color="#ff5254" draw:opacity="100%"/>
      <style:paragraph-properties fo:line-height="150%" fo:break-before="page" fo:background-color="#ff5254" fo:padding="0.0783in" fo:border="0.06pt solid #000000"/>
      <style:text-properties fo:text-transform="uppercase" fo:color="#ffffff" loext:opacity="100%" style:font-name="Calibri" fo:font-size="12pt" fo:language="es" fo:country="ES" fo:font-weight="bold" officeooo:rsid="0150d5ff" officeooo:paragraph-rsid="001e2e5f" style:font-name-asian="Arial Unicode MS" style:font-size-asian="12pt" style:font-weight-asian="bold" style:font-name-complex="Arial Unicode MS" style:font-size-complex="12pt" style:font-weight-complex="bold"/>
    </style:style>
    <style:style style:name="P26" style:family="paragraph" style:parent-style-name="Standard">
      <loext:graphic-properties draw:fill="solid" draw:fill-color="#ff5254" draw:opacity="100%"/>
      <style:paragraph-properties fo:line-height="150%" fo:break-before="page" fo:background-color="#ff5254" fo:padding="0.0783in" fo:border="0.06pt solid #000000"/>
      <style:text-properties fo:text-transform="uppercase" fo:color="#ffffff" loext:opacity="100%" style:font-name="Calibri" fo:font-size="12pt" fo:language="es" fo:country="ES" fo:font-weight="bold" officeooo:rsid="0150d5ff" officeooo:paragraph-rsid="00479969" style:font-name-asian="Arial Unicode MS" style:font-size-asian="12pt" style:font-weight-asian="bold" style:font-name-complex="Arial Unicode MS" style:font-size-complex="12pt" style:font-weight-complex="bold"/>
    </style:style>
    <style:style style:name="P27" style:family="paragraph" style:parent-style-name="Standard">
      <style:text-properties fo:text-transform="uppercase" fo:color="#ffffff" loext:opacity="100%" style:font-name="Calibri" fo:font-size="12pt" fo:language="es" fo:country="ES" fo:font-weight="bold" officeooo:rsid="0150d5ff" officeooo:paragraph-rsid="001e2e5f" style:font-name-asian="Arial Unicode MS" style:font-size-asian="12pt" style:font-weight-asian="bold" style:font-name-complex="Arial Unicode MS" style:font-size-complex="12pt" style:font-weight-complex="bold"/>
    </style:style>
    <style:style style:name="P28" style:family="paragraph" style:parent-style-name="Standard">
      <style:text-properties fo:color="#00a933" loext:opacity="100%" style:font-name="Calibri" fo:font-size="10pt" fo:language="es" fo:country="ES" style:text-underline-style="none" fo:font-weight="bold" officeooo:rsid="0025eb0c" officeooo:paragraph-rsid="001e2e5f" fo:background-color="transparent" style:font-size-asian="10pt" style:font-weight-asian="bold" style:font-size-complex="10pt" style:font-weight-complex="bold"/>
    </style:style>
    <style:style style:name="P29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1b9de4" officeooo:paragraph-rsid="002a15a9" fo:background-color="transparent" style:font-size-asian="10pt" style:font-weight-asian="normal" style:font-size-complex="10pt" style:font-weight-complex="normal"/>
    </style:style>
    <style:style style:name="T1" style:family="text">
      <style:text-properties officeooo:rsid="0051cb28"/>
    </style:style>
    <style:style style:name="T2" style:family="text">
      <style:text-properties fo:text-transform="uppercase" fo:font-size="11pt" fo:font-weight="bold" officeooo:rsid="013be9f4" style:font-size-asian="11pt" style:font-weight-asian="bold" style:font-size-complex="11pt" style:font-weight-complex="bold"/>
    </style:style>
    <style:style style:name="T3" style:family="text">
      <style:text-properties fo:text-transform="uppercase" fo:font-size="11pt" fo:font-weight="bold" officeooo:rsid="0028f140" style:font-size-asian="11pt" style:font-weight-asian="bold" style:font-size-complex="11pt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bold" officeooo:rsid="000caee2" style:font-size-asian="11pt" style:font-weight-asian="bold" style:font-size-complex="11pt" style:font-weight-complex="bold"/>
    </style:style>
    <style:style style:name="T6" style:family="text">
      <style:text-properties style:use-window-font-color="true" loext:opacity="0%" fo:background-color="#ffff00" loext:char-shading-value="0"/>
    </style:style>
    <style:style style:name="T7" style:family="text">
      <style:text-properties style:use-window-font-color="true" loext:opacity="0%" officeooo:rsid="0042d0dd" fo:background-color="#ffff00" loext:char-shading-value="0"/>
    </style:style>
    <style:style style:name="T8" style:family="text">
      <style:text-properties style:use-window-font-color="true" loext:opacity="0%" officeooo:rsid="0045c57f" fo:background-color="#ffff00" loext:char-shading-value="0"/>
    </style:style>
    <style:style style:name="T9" style:family="text">
      <style:text-properties style:use-window-font-color="true" loext:opacity="0%" officeooo:rsid="0049a3b1" fo:background-color="#ffff00" loext:char-shading-value="0"/>
    </style:style>
    <style:style style:name="T10" style:family="text">
      <style:text-properties style:use-window-font-color="true" loext:opacity="0%" officeooo:rsid="004aa0ac" fo:background-color="#ffff00" loext:char-shading-value="0"/>
    </style:style>
    <style:style style:name="T11" style:family="text">
      <style:text-properties style:use-window-font-color="true" loext:opacity="0%" style:font-name="Calibri1" fo:font-style="normal" officeooo:rsid="0152d521" fo:background-color="#ffff00" loext:char-shading-value="0" style:font-style-asian="normal" style:font-style-complex="normal"/>
    </style:style>
    <style:style style:name="T12" style:family="text">
      <style:text-properties style:use-window-font-color="true" loext:opacity="0%" style:font-name="Calibri1" fo:font-style="normal" officeooo:rsid="00479969" fo:background-color="#ffff00" loext:char-shading-value="0" style:font-style-asian="normal" style:font-style-complex="normal"/>
    </style:style>
    <style:style style:name="T13" style:family="text">
      <style:text-properties style:font-name="Calibri1" fo:font-style="normal" fo:font-weight="normal" officeooo:rsid="0152d521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Calibri1" fo:font-style="normal" officeooo:rsid="0045c57f" style:font-style-asian="normal" style:font-style-complex="normal"/>
    </style:style>
    <style:style style:name="T15" style:family="text">
      <style:text-properties style:font-name="Calibri1" fo:font-style="normal" officeooo:rsid="0152d521" style:font-style-asian="normal" style:font-style-complex="normal"/>
    </style:style>
    <style:style style:name="T16" style:family="text">
      <style:text-properties style:font-name="Calibri1" fo:font-style="normal" officeooo:rsid="004f0f8d" style:font-style-asian="normal" style:font-style-complex="normal"/>
    </style:style>
    <style:style style:name="T17" style:family="text">
      <style:text-properties officeooo:rsid="0045c57f"/>
    </style:style>
    <style:style style:name="T18" style:family="text">
      <style:text-properties officeooo:rsid="0049a3b1"/>
    </style:style>
    <style:style style:name="T19" style:family="text">
      <style:text-properties officeooo:rsid="0049d9f3"/>
    </style:style>
    <style:style style:name="T20" style:family="text">
      <style:text-properties officeooo:rsid="004aa0ac"/>
    </style:style>
    <style:style style:name="T21" style:family="text">
      <style:text-properties officeooo:rsid="004d12ca"/>
    </style:style>
    <style:style style:name="T22" style:family="text">
      <style:text-properties officeooo:rsid="004f0f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SES DE DATOS" text:name="Modulo"/>
        <text:user-field-decl office:value-type="string" office:string-value="ACTIVIDAD EVALUABLE 4" text:name="Tema"/>
      </text:user-field-decls>
      <text:p text:style-name="P24"><text:span text:style-name="T6">[</text:span><text:span text:style-name="T9">2</text:span><text:span text:style-name="T6"> punto</text:span><text:span text:style-name="T9">s</text:span><text:span text:style-name="T6">]</text:span> <text:span text:style-name="T18">crear y poblar la base de datos</text:span></text:p>
      <text:p text:style-name="P20"/>
      <text:p text:style-name="P22">use MDBAyuntamiento</text:p>
      <text:p text:style-name="P22">db.dropDatabase()</text:p>
      <text:p text:style-name="P22">use MDBAyuntamiento</text:p>
      <text:p text:style-name="P22">db.createCollection("politicos")</text:p>
      <text:p text:style-name="P22">db.politicos.insertOne(</text:p>
      <text:p text:style-name="P22">{</text:p>
      <text:p text:style-name="P22"><text:tab/>_id: 'pol01',</text:p>
      <text:p text:style-name="P22"><text:tab/>nombre: 'Paco',</text:p>
      <text:p text:style-name="P22"><text:tab/>apellidos: 'Butxaca',</text:p>
      <text:p text:style-name="P22"><text:tab/>reunion:[</text:p>
      <text:p text:style-name="P22"><text:tab/>{</text:p>
      <text:p text:style-name="P22"><text:tab/><text:tab/>idpolitico: 'pol01',</text:p>
      <text:p text:style-name="P22"><text:tab/><text:tab/>reunion: 'PLE001',</text:p>
      <text:p text:style-name="P22"><text:tab/><text:tab/>dieta: 'Desplazamiento',</text:p>
      <text:p text:style-name="P22"><text:tab/><text:tab/>cobro: 50</text:p>
      <text:p text:style-name="P22"><text:tab/>},</text:p>
      <text:p text:style-name="P22"><text:tab/>{</text:p>
      <text:p text:style-name="P22"><text:tab/><text:tab/>idpolitico: 'pol01',</text:p>
      <text:p text:style-name="P22"><text:tab/><text:tab/>reunion: 'PLE001',</text:p>
      <text:p text:style-name="P22"><text:tab/><text:tab/>dieta: 'Plus',</text:p>
      <text:p text:style-name="P22"><text:tab/><text:tab/>cobro: 100</text:p>
      <text:p text:style-name="P22"><text:tab/>},</text:p>
      <text:p text:style-name="P22"><text:tab/>{</text:p>
      <text:p text:style-name="P22"><text:tab/><text:tab/>idpolitico: 'pol01',</text:p>
      <text:p text:style-name="P22"><text:tab/><text:tab/>reunion: 'COM001',</text:p>
      <text:p text:style-name="P22"><text:tab/><text:tab/>dieta: 'Productividad',</text:p>
      <text:p text:style-name="P22"><text:tab/><text:tab/>cobro: 500</text:p>
      <text:p text:style-name="P22"><text:tab/>},</text:p>
      <text:p text:style-name="P22"><text:tab/>{</text:p>
      <text:p text:style-name="P22"><text:tab/><text:tab/>idpolitico: 'pol01',</text:p>
      <text:p text:style-name="P22"><text:tab/><text:tab/>reunion: 'COM001',</text:p>
      <text:p text:style-name="P22"><text:tab/><text:tab/>dieta: 'Silla',</text:p>
      <text:p text:style-name="P22"><text:tab/><text:tab/>cobro: 100</text:p>
      <text:p text:style-name="P22"><text:tab/>}],</text:p>
      <text:p text:style-name="P22"><text:tab/>chanchullos: 8</text:p>
      <text:p text:style-name="P22">})</text:p>
      <text:p text:style-name="P22"/>
      <text:p text:style-name="P22"><text:soft-page-break/>db.politicos.insertOne(</text:p>
      <text:p text:style-name="P22">{</text:p>
      <text:p text:style-name="P22"><text:tab/>_id: 'pol02',</text:p>
      <text:p text:style-name="P22"><text:tab/>nombre: 'Pepe',</text:p>
      <text:p text:style-name="P22"><text:tab/>apellidos: 'Meloquedo',</text:p>
      <text:p text:style-name="P22"><text:tab/>reunion:[</text:p>
      <text:p text:style-name="P22"><text:tab/>{</text:p>
      <text:p text:style-name="P22"><text:tab/><text:tab/>idpolitico: 'pol02',</text:p>
      <text:p text:style-name="P22"><text:tab/><text:tab/>reunion: 'PLE001',</text:p>
      <text:p text:style-name="P22"><text:tab/><text:tab/>dieta: 'Desplazamiento',</text:p>
      <text:p text:style-name="P22"><text:tab/><text:tab/>cobro: 400</text:p>
      <text:p text:style-name="P22"><text:tab/>},</text:p>
      <text:p text:style-name="P22"><text:tab/>{</text:p>
      <text:p text:style-name="P22"><text:tab/><text:tab/>idpolitico: 'pol02',</text:p>
      <text:p text:style-name="P22"><text:tab/><text:tab/>reunion: 'PLE001',</text:p>
      <text:p text:style-name="P22"><text:tab/><text:tab/>dieta: 'Plus',</text:p>
      <text:p text:style-name="P22"><text:tab/><text:tab/>cobro: 100</text:p>
      <text:p text:style-name="P22"><text:tab/>},</text:p>
      <text:p text:style-name="P22"><text:tab/>{</text:p>
      <text:p text:style-name="P22"><text:tab/><text:tab/>idpolitico: 'pol02',</text:p>
      <text:p text:style-name="P22"><text:tab/><text:tab/>reunion: 'COM001',</text:p>
      <text:p text:style-name="P22"><text:tab/><text:tab/>dieta: 'Productividad',</text:p>
      <text:p text:style-name="P22"><text:tab/><text:tab/>cobro: 400</text:p>
      <text:p text:style-name="P22"><text:tab/>},</text:p>
      <text:p text:style-name="P22"><text:tab/>{</text:p>
      <text:p text:style-name="P22"><text:tab/><text:tab/>idpolitico: 'pol02',</text:p>
      <text:p text:style-name="P22"><text:tab/><text:tab/>reunion: 'COM001',</text:p>
      <text:p text:style-name="P22"><text:tab/><text:tab/>dieta: 'Silla',</text:p>
      <text:p text:style-name="P22"><text:tab/><text:tab/>cobro: 100</text:p>
      <text:p text:style-name="P22"><text:tab/>}],</text:p>
      <text:p text:style-name="P22"><text:tab/>chanchullos: 4</text:p>
      <text:p text:style-name="P22">})</text:p>
      <text:p text:style-name="P22"/>
      <text:p text:style-name="P22">db.politicos.insertOne(</text:p>
      <text:p text:style-name="P22">{</text:p>
      <text:p text:style-name="P22"><text:tab/>_id: 'pol03',</text:p>
      <text:p text:style-name="P22"><text:tab/>nombre: 'Armando',</text:p>
      <text:p text:style-name="P22"><text:tab/>apellidos: 'Nopuedo',</text:p>
      <text:p text:style-name="P22"><text:tab/>reunion:[</text:p>
      <text:p text:style-name="P22"><text:tab/>{</text:p>
      <text:p text:style-name="P22"><text:tab/><text:tab/>idpolitico: 'pol03',</text:p>
      <text:p text:style-name="P22"><text:soft-page-break/><text:tab/><text:tab/>reunion: 'PLE001',</text:p>
      <text:p text:style-name="P22"><text:tab/><text:tab/>dieta: 'Desplazamiento',</text:p>
      <text:p text:style-name="P22"><text:tab/><text:tab/>cobro: 300</text:p>
      <text:p text:style-name="P22"><text:tab/>},</text:p>
      <text:p text:style-name="P22"><text:tab/>{</text:p>
      <text:p text:style-name="P22"><text:tab/><text:tab/>idpolitico: 'pol03',</text:p>
      <text:p text:style-name="P22"><text:tab/><text:tab/>reunion: 'COM001',</text:p>
      <text:p text:style-name="P22"><text:tab/><text:tab/>dieta: 'Productividad',</text:p>
      <text:p text:style-name="P22"><text:tab/><text:tab/>cobro: 300</text:p>
      <text:p text:style-name="P22"><text:tab/>},</text:p>
      <text:p text:style-name="P22"><text:tab/>{</text:p>
      <text:p text:style-name="P22"><text:tab/><text:tab/>idpolitico: 'pol03',</text:p>
      <text:p text:style-name="P22"><text:tab/><text:tab/>reunion: 'COM001',</text:p>
      <text:p text:style-name="P22"><text:tab/><text:tab/>dieta: 'Silla',</text:p>
      <text:p text:style-name="P22"><text:tab/><text:tab/>cobro: 100</text:p>
      <text:p text:style-name="P22"><text:tab/>},</text:p>
      <text:p text:style-name="P22"><text:tab/>{</text:p>
      <text:p text:style-name="P22"><text:tab/><text:tab/>idpolitico: 'pol03',</text:p>
      <text:p text:style-name="P22"><text:tab/><text:tab/>reunion: 'COM002',</text:p>
      <text:p text:style-name="P22"><text:tab/><text:tab/>dieta: 'Desplazamiento',</text:p>
      <text:p text:style-name="P22"><text:tab/><text:tab/>cobro: 300</text:p>
      <text:p text:style-name="P22"><text:tab/>},</text:p>
      <text:p text:style-name="P22"><text:tab/>{</text:p>
      <text:p text:style-name="P22"><text:tab/><text:tab/>idpolitico: 'pol03',</text:p>
      <text:p text:style-name="P22"><text:tab/><text:tab/>reunion: 'COM002',</text:p>
      <text:p text:style-name="P22"><text:tab/><text:tab/>dieta: 'Silla',</text:p>
      <text:p text:style-name="P22"><text:tab/><text:tab/>cobro: 100</text:p>
      <text:p text:style-name="P22"><text:tab/>}]</text:p>
      <text:p text:style-name="P22">})</text:p>
      <text:p text:style-name="P22"/>
      <text:p text:style-name="P22">db.politicos.insertOne(</text:p>
      <text:p text:style-name="P22">{</text:p>
      <text:p text:style-name="P22"><text:tab/>_id: 'pol04',</text:p>
      <text:p text:style-name="P22"><text:tab/>nombre: 'Wifredo',</text:p>
      <text:p text:style-name="P22"><text:tab/>apellidos: 'Mango',</text:p>
      <text:p text:style-name="P22"><text:tab/>reunion:[</text:p>
      <text:p text:style-name="P22"><text:tab/>{</text:p>
      <text:p text:style-name="P22"><text:tab/><text:tab/>idpolitico: 'pol04',</text:p>
      <text:p text:style-name="P22"><text:tab/><text:tab/>reunion: 'PLE001',</text:p>
      <text:p text:style-name="P22"><text:tab/><text:tab/>dieta: 'Desplazamiento',</text:p>
      <text:p text:style-name="P22"><text:tab/><text:tab/>cobro: 300</text:p>
      <text:p text:style-name="P22"><text:soft-page-break/><text:tab/>},</text:p>
      <text:p text:style-name="P22"><text:tab/>{</text:p>
      <text:p text:style-name="P22"><text:tab/><text:tab/>idpolitico: 'pol04',</text:p>
      <text:p text:style-name="P22"><text:tab/><text:tab/>reunion: 'COM001',</text:p>
      <text:p text:style-name="P22"><text:tab/><text:tab/>dieta: 'Productividad',</text:p>
      <text:p text:style-name="P22"><text:tab/><text:tab/>cobro: 300</text:p>
      <text:p text:style-name="P22"><text:tab/>},</text:p>
      <text:p text:style-name="P22"><text:tab/>{</text:p>
      <text:p text:style-name="P22"><text:tab/><text:tab/>idpolitico: 'pol04',</text:p>
      <text:p text:style-name="P22"><text:tab/><text:tab/>reunion: 'COM001',</text:p>
      <text:p text:style-name="P22"><text:tab/><text:tab/>dieta: 'Silla',</text:p>
      <text:p text:style-name="P22"><text:tab/><text:tab/>cobro: 100</text:p>
      <text:p text:style-name="P22"><text:tab/>},</text:p>
      <text:p text:style-name="P22"><text:tab/>{</text:p>
      <text:p text:style-name="P22"><text:tab/><text:tab/>idpolitico: 'pol04',</text:p>
      <text:p text:style-name="P22"><text:tab/><text:tab/>reunion: 'COM002',</text:p>
      <text:p text:style-name="P22"><text:tab/><text:tab/>dieta: 'Desplazamiento',</text:p>
      <text:p text:style-name="P22"><text:tab/><text:tab/>cobro: 350</text:p>
      <text:p text:style-name="P22"><text:tab/>},</text:p>
      <text:p text:style-name="P22"><text:tab/>{</text:p>
      <text:p text:style-name="P22"><text:tab/><text:tab/>idpolitico: 'pol04',</text:p>
      <text:p text:style-name="P22"><text:tab/><text:tab/>reunion: 'COM002',</text:p>
      <text:p text:style-name="P22"><text:tab/><text:tab/>dieta: 'Silla',</text:p>
      <text:p text:style-name="P22"><text:tab/><text:tab/>cobro: 100</text:p>
      <text:p text:style-name="P22"><text:tab/>}],</text:p>
      <text:p text:style-name="P22"><text:tab/>chanchullos: 5</text:p>
      <text:p text:style-name="P22">})</text:p>
      <text:p text:style-name="P22"/>
      <text:p text:style-name="P22">db.politicos.insertOne(</text:p>
      <text:p text:style-name="P22">{</text:p>
      <text:p text:style-name="P22"><text:tab/>_id: 'pol05',</text:p>
      <text:p text:style-name="P22"><text:tab/>nombre: 'Anastasio',</text:p>
      <text:p text:style-name="P22"><text:tab/>apellidos: 'Caradura',</text:p>
      <text:p text:style-name="P22"><text:tab/>reunion:[</text:p>
      <text:p text:style-name="P22"><text:tab/>{</text:p>
      <text:p text:style-name="P22"><text:tab/><text:tab/>idpolitico: 'pol05',</text:p>
      <text:p text:style-name="P22"><text:tab/><text:tab/>reunion: 'PLE001',</text:p>
      <text:p text:style-name="P22"><text:tab/><text:tab/>dieta: 'Desplazamiento',</text:p>
      <text:p text:style-name="P22"><text:tab/><text:tab/>cobro: 350</text:p>
      <text:p text:style-name="P22"><text:tab/>},</text:p>
      <text:p text:style-name="P22"><text:tab/>{</text:p>
      <text:p text:style-name="P22"><text:soft-page-break/><text:tab/><text:tab/>idpolitico: 'pol05',</text:p>
      <text:p text:style-name="P22"><text:tab/><text:tab/>reunion: 'PLE001',</text:p>
      <text:p text:style-name="P22"><text:tab/><text:tab/>dieta: 'Plus',</text:p>
      <text:p text:style-name="P22"><text:tab/><text:tab/>cobro: 100</text:p>
      <text:p text:style-name="P22"><text:tab/>},</text:p>
      <text:p text:style-name="P22"><text:tab/>{</text:p>
      <text:p text:style-name="P22"><text:tab/><text:tab/>idpolitico: 'pol05',</text:p>
      <text:p text:style-name="P22"><text:tab/><text:tab/>reunion: 'COM001',</text:p>
      <text:p text:style-name="P22"><text:tab/><text:tab/>dieta: 'Productividad',</text:p>
      <text:p text:style-name="P22"><text:tab/><text:tab/>cobro: 350</text:p>
      <text:p text:style-name="P22"><text:tab/>},</text:p>
      <text:p text:style-name="P22"><text:tab/>{</text:p>
      <text:p text:style-name="P22"><text:tab/><text:tab/>idpolitico: 'pol05',</text:p>
      <text:p text:style-name="P22"><text:tab/><text:tab/>reunion: 'COM001',</text:p>
      <text:p text:style-name="P22"><text:tab/><text:tab/>dieta: 'Silla',</text:p>
      <text:p text:style-name="P22"><text:tab/><text:tab/>cobro: 100</text:p>
      <text:p text:style-name="P22"><text:tab/>},</text:p>
      <text:p text:style-name="P22"><text:tab/>{</text:p>
      <text:p text:style-name="P22"><text:tab/><text:tab/>idpolitico: 'pol05',</text:p>
      <text:p text:style-name="P22"><text:tab/><text:tab/>reunion: 'COM002',</text:p>
      <text:p text:style-name="P22"><text:tab/><text:tab/>dieta: 'Desplazamiento',</text:p>
      <text:p text:style-name="P22"><text:tab/><text:tab/>cobro: 350</text:p>
      <text:p text:style-name="P22"><text:tab/>},</text:p>
      <text:p text:style-name="P22"><text:tab/>{</text:p>
      <text:p text:style-name="P22"><text:tab/><text:tab/>idpolitico: 'pol05',</text:p>
      <text:p text:style-name="P22"><text:tab/><text:tab/>reunion: 'COM002',</text:p>
      <text:p text:style-name="P22"><text:tab/><text:tab/>dieta: 'Plus',</text:p>
      <text:p text:style-name="P22"><text:tab/><text:tab/>cobro: 300</text:p>
      <text:p text:style-name="P22"><text:tab/>},</text:p>
      <text:p text:style-name="P22"><text:tab/>{</text:p>
      <text:p text:style-name="P22"><text:tab/><text:tab/>idpolitico: 'pol05',</text:p>
      <text:p text:style-name="P22"><text:tab/><text:tab/>reunion: 'COM002',</text:p>
      <text:p text:style-name="P22"><text:tab/><text:tab/>dieta: 'Silla',</text:p>
      <text:p text:style-name="P22"><text:tab/><text:tab/>cobro: 100</text:p>
      <text:p text:style-name="P22"><text:tab/>}],</text:p>
      <text:p text:style-name="P22"><text:tab/>chanchullos: 2</text:p>
      <text:p text:style-name="P22">})</text:p>
      <text:p text:style-name="P22"/>
      <text:p text:style-name="P22">db.politicos.insertOne(</text:p>
      <text:p text:style-name="P22">{</text:p>
      <text:p text:style-name="P22"><text:tab/>_id: 'pol06',</text:p>
      <text:p text:style-name="P22"><text:soft-page-break/><text:tab/>nombre: 'Jaime',</text:p>
      <text:p text:style-name="P22"><text:tab/>apellidos: 'Muylegal',</text:p>
      <text:p text:style-name="P22"><text:tab/>chanchullos: 0</text:p>
      <text:p text:style-name="P22">})</text:p>
      <text:p text:style-name="P22"/>
      <text:p text:style-name="P22">var sorted = {apellidos:1, nombre:1}</text:p>
      <text:p text:style-name="P22">db.politicos.find().sort(sorted)</text:p>
      <text:p text:style-name="P8"/>
      <text:p text:style-name="P7"/>
      <text:p text:style-name="P27"/>
      <text:p text:style-name="P25"><text:span text:style-name="T6">[</text:span><text:span text:style-name="T7">2</text:span><text:span text:style-name="T6"> puntos]</text:span> <text:span text:style-name="T19">actualizar la información</text:span></text:p>
      <text:p text:style-name="P15">1)</text:p>
      <text:p text:style-name="P28"/>
      <text:p text:style-name="P9">var cond = {$gt: 4}</text:p>
      <text:p text:style-name="P9">var filtro = {chanchullos: cond}</text:p>
      <text:p text:style-name="P9">var cond2 = {$exists: true}</text:p>
      <text:p text:style-name="P9">var filtro2 = {chanchullos: cond2}</text:p>
      <text:p text:style-name="P9">var filtrocomb = {$and:[filtro, filtro2]}</text:p>
      <text:p text:style-name="P9">var set = {corrupcion: "Figura"}</text:p>
      <text:p text:style-name="P9">var accion = {$set: set}</text:p>
      <text:p text:style-name="P9"/>
      <text:p text:style-name="P9">db.politicos.updateMany(filtrocomb, accion)</text:p>
      <text:p text:style-name="P9"/>
      <text:p text:style-name="P9"/>
      <text:p text:style-name="P9">var cond = {$gt: 0, $lte: 4}</text:p>
      <text:p text:style-name="P9">var filtro = {chanchullos: cond}</text:p>
      <text:p text:style-name="P9">var cond2 = {$exists: true}</text:p>
      <text:p text:style-name="P9">var filtro2 = {chanchullos: cond2}</text:p>
      <text:p text:style-name="P9">var filtrocomb = {$and:[filtro, filtro2]}</text:p>
      <text:p text:style-name="P9">var set = {corrupcion: "Novato"}</text:p>
      <text:p text:style-name="P9">var accion = {$set: set}</text:p>
      <text:p text:style-name="P9"/>
      <text:p text:style-name="P9">db.politicos.updateMany(filtrocomb, accion)</text:p>
      <text:p text:style-name="P9"/>
      <text:p text:style-name="P9"/>
      <text:p text:style-name="P9">var cond = {$eq: 0}</text:p>
      <text:p text:style-name="P9">var filtro = {chanchullos: cond}</text:p>
      <text:p text:style-name="P9">var cond2 = {$exists: false}</text:p>
      <text:p text:style-name="P9">var filtro2 = {chanchullos: cond2}</text:p>
      <text:p text:style-name="P9">var filtrocomb = {$or:[filtro, filtro2]}</text:p>
      <text:p text:style-name="P9">var set = {corrupcion: "Tonto"}</text:p>
      <text:p text:style-name="P9">var accion = {$set: set}</text:p>
      <text:p text:style-name="P9"/>
      <text:p text:style-name="P9">db.politicos.updateMany(filtrocomb, accion)</text:p>
      <text:p text:style-name="P9"/>
      <text:p text:style-name="P9"/>
      <text:p text:style-name="P9"/>
      <text:p text:style-name="P13">2)</text:p>
      <text:p text:style-name="P13"/>
      <text:p text:style-name="P13">var proyec = {apellidos: 1, nombre: 1, corrupcion: 1, _id: 0}</text:p>
      <text:p text:style-name="P13">var orden = {apellidos: 1, nombre: 1}</text:p>
      <text:p text:style-name="P13"/>
      <text:p text:style-name="P13">db.politicos.find({}, proyec).sort(orden)</text:p>
      <text:p text:style-name="P13"/>
      <text:p text:style-name="P13"/>
      <text:p text:style-name="P13"/>
      <text:p text:style-name="P13"/>
      <text:p text:style-name="P13"/>
      <text:p text:style-name="P9"/>
      <text:p text:style-name="P25"><text:span text:style-name="T6">[</text:span><text:span text:style-name="T10">3</text:span><text:span text:style-name="T6"> punto</text:span><text:span text:style-name="T8">S</text:span><text:span text:style-name="T6">]</text:span> <text:span text:style-name="T20">MINERÍA DE DATOS</text:span></text:p>
      <text:p text:style-name="P16"/>
      <text:p text:style-name="P21"><text:span text:style-name="T21">1</text:span>)</text:p>
      <text:p text:style-name="P16"/>
      <text:p text:style-name="P16">var stage_separar = {$unwind: "$reunion"}</text:p>
      <text:p text:style-name="P16">var cond = {$gt: 300}</text:p>
      <text:p text:style-name="P16">var filtro = {"reunion.cobro": cond}</text:p>
      <text:p text:style-name="P16">var stage_filtro = {$match: filtro}</text:p>
      <text:p text:style-name="P16">var orden = {nombre: 1, apellidos: 1}</text:p>
      <text:p text:style-name="P16">var stage_orden = {$sort: orden}</text:p>
      <text:p text:style-name="P16">var proy = {nombre: 1, apellidos: 1, "reunion.reunion": 1, "reunion.dieta": 1, "reunion.cobro": 1, _id: 0}</text:p>
      <text:p text:style-name="P16">var stage_proy = {$project: proy}</text:p>
      <text:p text:style-name="P16">db.politicos.aggregate([stage_separar, stage_filtro, stage_orden, stage_proy])</text:p>
      <text:p text:style-name="P16"/>
      <text:p text:style-name="P16"/>
      <text:p text:style-name="P16"/>
      <text:p text:style-name="P21"><text:span text:style-name="T21">2</text:span>) </text:p>
      <text:p text:style-name="P23"/>
      <text:p text:style-name="P10">var stage_separar = {$unwind: "$reunion"}</text:p>
      <text:p text:style-name="P10">var filtro = {reunion:{$exists:true}}</text:p>
      <text:p text:style-name="P10">var stage_filtro = {$match: filtro}</text:p>
      <text:p text:style-name="P10">var total = {"_id":["$nombre","$apellidos"], Total:{$sum:"$reunion.cobro"}}</text:p>
      <text:p text:style-name="P10">var stage_group = {$group: total}</text:p>
      <text:p text:style-name="P10">var proy = {Nombre_completo:"$_id", Total: 1, _id: 0}</text:p>
      <text:p text:style-name="P10">var stage_proyec = {$project: proy}</text:p>
      <text:p text:style-name="P10">var orden = {Total: -1}</text:p>
      <text:p text:style-name="P10">var stage_orden = {$sort: orden}</text:p>
      <text:p text:style-name="P10">var stage_limit = {$limit: 1}</text:p>
      <text:p text:style-name="P10">db.politicos.aggregate([stage_separar, stage_filtro, stage_group, stage_proyec, stage_orden, stage_limit])</text:p>
      <text:p text:style-name="P9"/>
      <text:p text:style-name="P25"><text:span text:style-name="T6">[2 puntos]</text:span> <text:span text:style-name="T17">CON</text:span><text:span text:style-name="T22">TADORES</text:span></text:p>
      <text:p text:style-name="P17"/>
      <text:p text:style-name="P17"/>
      <text:p text:style-name="P17">var stage_separar = {$unwind:"$reunion"}</text:p>
      <text:p text:style-name="P17">var cond1 = {$exists: true}</text:p>
      <text:p text:style-name="P17">var filtro1 = {chanchullos: cond1}</text:p>
      <text:p text:style-name="P17">var filtro2 = {reunion: cond1}</text:p>
      <text:p text:style-name="P17">var filtro3 = {"reunion.dieta": "Desplazamiento"}</text:p>
      <text:p text:style-name="P17">var cond2 = {$or:[filtro2, filtro3]}</text:p>
      <text:p text:style-name="P17">var filtro4 = {$and:[filtro1, cond2]}</text:p>
      <text:p text:style-name="P17">var stage_filtro = {$match: filtro4}</text:p>
      <text:p text:style-name="P17">var group = {"_id":"$_id"}</text:p>
      <text:p text:style-name="P17">var stage_group = {$group: group}</text:p>
      <text:p text:style-name="P17">var stage_count = {$count:"Total_politicos"}</text:p>
      <text:p text:style-name="P17">db.politicos.aggregate([stage_separar, stage_filtro, stage_group, stage_count])</text:p>
      <text:p text:style-name="P26"><text:span text:style-name="T11">[</text:span><text:span text:style-name="T12">1</text:span><text:span text:style-name="T11"> punto]</text:span><text:span text:style-name="T15"> </text:span><text:span text:style-name="T16">B</text:span><text:span text:style-name="T14">O</text:span><text:span text:style-name="T16">RRADO</text:span></text:p>
      <text:p text:style-name="P17"/>
      <text:p text:style-name="P17"/>
      <text:p text:style-name="P18">1)<text:span text:style-name="T13"/></text:p>
      <text:p text:style-name="P11"/>
      <text:p text:style-name="P11">var cond = {$exists: false}</text:p>
      <text:p text:style-name="P11">var filtro = {chanchullos: cond}</text:p>
      <text:p text:style-name="P11">var filtro2 = {chanchullos: 0}</text:p>
      <text:p text:style-name="P11">var comb = {$or:[filtro, filtro2]}</text:p>
      <text:p text:style-name="P11">var proy = {nombre: 1, apellidos: 1, _id: 0}</text:p>
      <text:p text:style-name="P11">db.politicos.find(comb, proy)</text:p>
      <text:p text:style-name="P11"/>
      <text:p text:style-name="P11"/>
      <text:p text:style-name="P19">2)</text:p>
      <text:p text:style-name="P14"/>
      <text:p text:style-name="P14">db.politicos.deleteMany(comb)</text:p>
      <text:p text:style-name="P14"/>
      <text:p text:style-name="P14"/>
      <text:p text:style-name="P14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year/>
      <number:month number:style="long"/>
      <number:day number:style="long"/>
    </number:date-style>
    <number:time-style style:name="N130">
      <number:hours number:style="long"/>
      <number:minutes number:style="long"/>
    </number:time-style>
    <number:date-style style:name="N10111" number:language="es" number:country="ES">
      <number:year/>
      <number:month number:style="long"/>
      <number:day number:style="long"/>
    </number:date-style>
    <number:time-style style:name="N10112" number:language="es" number:country="ES">
      <number:hours number:style="long"/>
      <number:minutes number:style="long"/>
    </number:tim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6.6931in" table:align="margins" fo:background-color="transparent">
        <style:background-image/>
      </style:table-properties>
    </style:style>
    <style:style style:name="Tabla2.A" style:family="table-column">
      <style:table-column-properties style:column-width="3.425in" style:rel-column-width="33535*"/>
    </style:style>
    <style:style style:name="Tabla2.B" style:family="table-column">
      <style:table-column-properties style:column-width="1.966in" style:rel-column-width="19249*"/>
    </style:style>
    <style:style style:name="Tabla2.C" style:family="table-column">
      <style:table-column-properties style:column-width="1.3021in" style:rel-column-width="12751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padding="0.0396in" fo:border="none" style:writing-mode="page"/>
    </style:style>
    <style:style style:name="Tabla2.C1" style:family="table-cell">
      <style:table-cell-properties style:vertical-align="middle" fo:padding="0.0396in" fo:border="none" style:writing-mode="page"/>
    </style:style>
    <style:style style:name="MP1" style:family="paragraph" style:parent-style-name="Table_20_Contents">
      <style:text-properties fo:color="#ff5254" loext:opacity="100%" style:font-name="Calibri" fo:language="es" fo:country="ES" fo:font-weight="bold" officeooo:rsid="001ce776" officeooo:paragraph-rsid="001ce776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ff5254" loext:opacity="100%" style:font-name="Calibri" fo:font-size="28pt" fo:language="es" fo:country="ES" fo:font-weight="bold" officeooo:rsid="003598bd" officeooo:paragraph-rsid="003598bd" style:font-size-asian="28pt" style:font-weight-asian="bold" style:font-size-complex="28pt" style:font-weight-complex="bold"/>
    </style:style>
    <style:style style:name="MP3" style:family="paragraph" style:parent-style-name="Table_20_Contents">
      <style:text-properties style:font-name="Calibri" fo:language="es" fo:country="ES" officeooo:rsid="001ce776" officeooo:paragraph-rsid="001ce776"/>
    </style:style>
    <style:style style:name="MP4" style:family="paragraph" style:parent-style-name="Table_20_Contents">
      <style:text-properties style:font-name="Calibri" fo:language="es" fo:country="ES" officeooo:rsid="0051cb28" officeooo:paragraph-rsid="0051cb28"/>
    </style:style>
    <style:style style:name="MP5" style:family="paragraph" style:parent-style-name="Standard">
      <style:paragraph-properties fo:text-align="start" style:justify-single-word="false"/>
      <style:text-properties fo:color="#999999" loext:opacity="100%" style:font-name="Calibri" fo:font-size="10pt" fo:language="es" fo:country="ES" fo:font-style="italic" fo:font-weight="bold" officeooo:rsid="001e2e5f" officeooo:paragraph-rsid="001ce776" style:font-style-asian="italic" style:font-weight-asian="bold" style:font-style-complex="italic" style:font-weight-complex="bold"/>
    </style:style>
    <style:style style:name="MP6" style:family="paragraph" style:parent-style-name="Footer">
      <style:paragraph-properties fo:text-align="start" style:justify-single-word="false"/>
      <style:text-properties fo:color="#ff5254" loext:opacity="100%" style:font-name="Calibri" fo:font-size="10pt" fo:language="es" fo:country="ES" officeooo:paragraph-rsid="001e2e5f" style:font-size-asian="10pt" style:font-size-complex="10pt"/>
    </style:style>
    <style:style style:name="MT1" style:family="text">
      <style:text-properties officeooo:rsid="0051cb28"/>
    </style:style>
    <style:style style:name="MT2" style:family="text">
      <style:text-properties fo:text-transform="uppercase" fo:font-size="11pt" fo:font-weight="bold" officeooo:rsid="013be9f4" style:font-size-asian="11pt" style:font-weight-asian="bold" style:font-size-complex="11pt" style:font-weight-complex="bold"/>
    </style:style>
    <style:style style:name="MT3" style:family="text">
      <style:text-properties fo:text-transform="uppercase" fo:font-size="11pt" fo:font-weight="bold" officeooo:rsid="0028f140" style:font-size-asian="11pt" style:font-weight-asian="bold" style:font-size-complex="11pt" style:font-weight-complex="bold"/>
    </style:style>
    <style:style style:name="MT4" style:family="text">
      <style:text-properties fo:font-size="11pt" fo:font-weight="bold" officeooo:rsid="000caee2" style:font-size-asian="11pt" style:font-weight-asian="bold" style:font-size-complex="11pt" style:font-weight-complex="bold"/>
    </style:style>
    <style:style style:name="MT5" style:family="text">
      <style:text-properties fo:font-size="11pt" fo:font-weight="bold" style:font-size-asian="11pt" style:font-weight-asian="bold" style:font-size-complex="11pt" style:font-weight-complex="bold"/>
    </style:style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APELLIDOS, NOMBRE / COGNOMS, NOM</text:p>
            </table:table-cell>
            <table:table-cell table:style-name="Tabla2.A1" office:value-type="string">
              <text:p text:style-name="MP1">DNI / NIE</text:p>
            </table:table-cell>
            <table:table-cell table:style-name="Tabla2.C1" table:number-rows-spanned="2" office:value-type="string">
              <text:p text:style-name="MP2">A</text:p>
            </table:table-cell>
          </table:table-row>
          <table:table-row table:style-name="Tabla2.1">
            <table:table-cell table:style-name="Tabla2.A1" office:value-type="string">
              <text:p text:style-name="MP3"><text:span text:style-name="MT1">López Morató</text:span>, <text:span text:style-name="MT1">Marta</text:span></text:p>
            </table:table-cell>
            <table:table-cell table:style-name="Tabla2.A1" office:value-type="string">
              <text:p text:style-name="MP4">73590823T</text:p>
            </table:table-cell>
            <table:covered-table-cell table:style-name="Tabla2.C1"/>
          </table:table-row>
        </table:table>
        <text:p text:style-name="MP5">Gracias por empezar cada ejercicio en una nueva cara</text:p>
      </style:header>
      <style:footer>
        <text:user-field-decls>
          <text:user-field-decl office:value-type="string" office:string-value="BASES DE DATOS" text:name="Modulo"/>
          <text:user-field-decl office:value-type="string" office:string-value="ACTIVIDAD EVALUABLE 4" text:name="Tema"/>
        </text:user-field-decls>
        <text:p text:style-name="MP6"><text:span text:style-name="MT2">DAW/</text:span><text:span text:style-name="MT3">dam</text:span><text:span text:style-name="MT4"> - </text:span><text:span text:style-name="MT5"><text:user-field-get text:name="Modulo">BASES DE DATOS</text:user-field-get></text:span><text:span text:style-name="MT5"><text:s text:c="36"/></text:span><text:span text:style-name="MT5"><text:user-field-get text:name="Tema">ACTIVIDAD EVALUABLE 4</text:user-field-get></text:span><text:span text:style-name="MT5"><text:tab/></text:span><text:page-number text:select-page="current">10</text:page-number> / 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07T17:32:38.798000000</meta:creation-date>
    <dc:date>2024-04-16T12:24:21.307000000</dc:date>
    <meta:editing-duration>PT4H39M52S</meta:editing-duration>
    <meta:editing-cycles>56</meta:editing-cycles>
    <meta:generator>LibreOffice/7.6.2.1$Windows_X86_64 LibreOffice_project/56f7684011345957bbf33a7ee678afaf4d2ba333</meta:generator>
    <meta:document-statistic meta:table-count="1" meta:image-count="0" meta:object-count="0" meta:page-count="10" meta:paragraph-count="286" meta:word-count="730" meta:character-count="5657" meta:non-whitespace-character-count="4899"/>
  </office:meta>
</office:document-meta>
</file>